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446cm" fo:text-indent="0cm" style:auto-text-indent="false"/>
      <style:text-properties fo:font-variant="normal" fo:text-transform="none" fo:color="#14171a" style:font-name="Helvetica Neue" fo:font-size="8.85000038146973pt" fo:letter-spacing="normal" fo:language="es" fo:country="ES" fo:font-style="normal" fo:font-weight="normal"/>
    </style:style>
    <style:style style:name="P3" style:family="paragraph" style:parent-style-name="Text_20_body">
      <style:paragraph-properties fo:margin-left="0.134cm" fo:margin-right="0cm" fo:line-height="100%" fo:text-indent="0cm" style:auto-text-indent="false"/>
      <style:text-properties fo:color="#657786" fo:font-size="7.59999990463257pt" fo:font-weight="bold"/>
    </style:style>
    <style:style style:name="P4" style:family="paragraph" style:parent-style-name="Text_20_body">
      <style:paragraph-properties fo:margin-left="0.134cm" fo:margin-right="0cm" fo:line-height="100%" fo:text-indent="0cm" style:auto-text-indent="false"/>
      <style:text-properties fo:font-size="7.59999990463257pt" fo:font-weight="bold"/>
    </style:style>
    <style:style style:name="P5" style:family="paragraph" style:parent-style-name="Preformatted_20_Text">
      <style:text-properties officeooo:rsid="000ea0d3" officeooo:paragraph-rsid="000ea0d3"/>
    </style:style>
    <style:style style:name="P6" style:family="paragraph" style:parent-style-name="Preformatted_20_Text">
      <style:text-properties officeooo:paragraph-rsid="001996c5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a xlink:type="simple" xlink:href="https://www.youtube.com/watch?v=rXtUQdzHv8c" text:style-name="Internet_20_link" text:visited-style-name="Visited_20_Internet_20_Link">https://www.youtube.com/watch?v=rXtUQdzHv8c</text:a></text:p>
      <text:p text:style-name="P6">para ver con Marisopa</text:p>
      <text:p text:style-name="Preformatted_20_Text">palmira jimenez</text:p>
      <text:p text:style-name="Preformatted_20_Text"/>
      <text:p text:style-name="Preformatted_20_Text">viaje a las estrellas</text:p>
      <text:p text:style-name="Preformatted_20_Text">https://www.dailymotion.com/video/x6gdx55</text:p>
      <text:p text:style-name="Preformatted_20_Text"><text:a xlink:type="simple" xlink:href="https://www.youtube.com/watch?v=K1-y2yxzscA&amp;feature=youtu.be&amp;fbclid=IwAR0YSTPH5C23JgysxJ2IxPoyapUn-HQVU3yTa4FB1Ezee-y5nDphfTogCKQ" text:style-name="Internet_20_link" text:visited-style-name="Visited_20_Internet_20_Link"/></text:p>
      <text:p text:style-name="Preformatted_20_Text"><text:bookmark-start text:name="__DdeLink__201_734491219"/><text:a xlink:type="simple" xlink:href="https://www.youtube.com/watch?v=K1-y2yxzscA&amp;feature=youtu.be&amp;fbclid=IwAR0YSTPH5C23JgysxJ2IxPoyapUn-HQVU3yTa4FB1Ezee-y5nDphfTogCKQ" text:style-name="Internet_20_link" text:visited-style-name="Visited_20_Internet_20_Link">https://www.youtube.com/watch?v=K1-y2yxzscA&amp;feature=youtu.be&amp;fbclid=IwAR0YSTPH5C23JgysxJ2IxPoyapUn-HQVU3yTa4FB1Ezee-y5nDphfTogCKQ</text:a></text:p>
      <text:p text:style-name="Preformatted_20_Text"/>
      <text:p text:style-name="Preformatted_20_Text"><text:a xlink:type="simple" xlink:href="https://www.youtube.com/watch?v=uiq2fkGc9yA" text:style-name="Internet_20_link" text:visited-style-name="Visited_20_Internet_20_Link">https://www.youtube.com/watch?v=uiq2fkGc9yA</text:a></text:p>
      <text:p text:style-name="Preformatted_20_Text">en la tierra como en el cielo</text:p>
      <text:p text:style-name="Preformatted_20_Text"><text:bookmark-end text:name="__DdeLink__201_734491219"/></text:p>
      <text:p text:style-name="P2">Se repite mucho que Bolsonaro fue electo democraticamente, lo que es cierto. Pero se olvida que su elección vino después que sacaran a Dilma por imputaciones de las que nunca después supimos algo y que pusieran de presidente a un personaje que acaba de irse para la cárcel.</text:p>
      <text:p text:style-name="P1"><draw:frame draw:style-name="fr1" draw:name="Marco1" text:anchor-type="char" svg:width="0.041cm" draw:z-index="0"><draw:text-box fo:min-height="0.041cm"><text:p text:style-name="Text_20_body"><draw:frame draw:style-name="fr1" draw:name="Marco2" text:anchor-type="char" svg:width="0.041cm" draw:z-index="1"><draw:text-box fo:min-height="0.041cm"><text:p text:style-name="P3"><text:bookmark text:name="profile-tweet-action-reply-count-aria-1110177356747075584"/>15 respuestas</text:p></draw:text-box></draw:frame><draw:frame draw:style-name="fr1" draw:name="Marco3" text:anchor-type="char" svg:width="0.041cm" draw:z-index="2"><draw:text-box fo:min-height="0.041cm"><text:p text:style-name="P4"><text:bookmark text:name="profile-tweet-action-retweet-count-aria-1110177356747075584"/>26 retweets</text:p></draw:text-box></draw:frame><draw:frame draw:style-name="fr1" draw:name="Marco4" text:anchor-type="char" svg:width="0.041cm" draw:z-index="3"><draw:text-box fo:min-height="0.041cm"><text:p text:style-name="P4"><text:bookmark text:name="profile-tweet-action-favorite-count-aria-1110177356747075584"/>78 Me gusta</text:p></draw:text-box></draw:frame></text:p></draw:text-box></draw:frame><text:line-break/>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5">canciones del 70</text:p>
      <text:p text:style-name="Preformatted_20_Text">https://www.youtube.com/watch?v=-ixbH3er-QI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9T20:26:49.908725911</dc:date>
    <meta:generator>LibreOffice/6.2.5.2$MacOSX_X86_64 LibreOffice_project/1ec314fa52f458adc18c4f025c545a4e8b22c159</meta:generator>
    <meta:editing-duration>P1DT11H17M55S</meta:editing-duration>
    <meta:editing-cycles>58</meta:editing-cycles>
    <meta:document-statistic meta:table-count="0" meta:image-count="0" meta:object-count="0" meta:page-count="1" meta:paragraph-count="34" meta:word-count="152" meta:character-count="1559" meta:non-whitespace-character-count="1436"/>
  </office:meta>
</office:document-meta>
</file>